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/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se are used to attach the extruder to the stepper mo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5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hex n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lock n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se and M2 nuts for mounting end sto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3" table:number-rows-spanned="1">
            <text:p>these go in the z tops to hold the upper end of the lead screw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mmend J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7:27:28.8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09-11T20:47:31.503000000</dc:date>
    <meta:editing-duration>P89DT14H28M26S</meta:editing-duration>
    <meta:editing-cycles>70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293" meta:object-count="0"/>
  </office:meta>
</office:document-meta>
</file>